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Creación y borrado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52" table:default-cell-style-name="ce1"/>
        <table:table-row table:style-name="ro1">
          <table:table-cell table:style-name="Default"/>
          <table:table-cell table:style-name="Default" office:value-type="string">
            <text:p>DejumbleFS</text:p>
          </table:table-cell>
          <table:table-cell table:style-name="Default" office:value-type="string">
            <text:p>Original (HFS+)</text:p>
          </table:table-cell>
          <table:table-cell table:number-columns-repeated="2"/>
          <table:table-cell>
            <draw:frame table:end-cell-address="'Creación y borrado'.L23" table:end-x="2.185cm" table:end-y="0.407cm" draw:z-index="0" draw:style-name="gr1" svg:width="15.587cm" svg:height="9.701cm" svg:x="0.146cm" svg:y="0.08cm">
              <draw:object draw:notify-on-update-of-ranges="'Creación y borrado'.A1:'Creación y borrado'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22922">
            <text:p>922922</text:p>
          </table:table-cell>
          <table:table-cell office:value-type="float" office:value="1650280">
            <text:p>1650280</text:p>
          </table:table-cell>
          <table:table-cell table:style-name="ce2" table:formula="oooc:=[.B2]/[.C2]" office:value-type="float" office:value="0.559251763337131">
            <text:p>0.56</text:p>
          </table:table-cell>
          <table:table-cell table:number-columns-repeated="25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249152">
            <text:p>2249152</text:p>
          </table:table-cell>
          <table:table-cell office:value-type="float" office:value="1551136">
            <text:p>1551136</text:p>
          </table:table-cell>
          <table:table-cell table:style-name="ce2" table:formula="oooc:=[.B3]/[.C3]" office:value-type="float" office:value="1.45000309450622">
            <text:p>1.45</text:p>
          </table:table-cell>
          <table:table-cell table:number-columns-repeated="25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923031">
            <text:p>2923031</text:p>
          </table:table-cell>
          <table:table-cell office:value-type="float" office:value="2863593">
            <text:p>2863593</text:p>
          </table:table-cell>
          <table:table-cell table:style-name="ce2" table:formula="oooc:=[.B4]/[.C4]" office:value-type="float" office:value="1.02075644129595">
            <text:p>1.02</text:p>
          </table:table-cell>
          <table:table-cell table:number-columns-repeated="25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4189731">
            <text:p>4189731</text:p>
          </table:table-cell>
          <table:table-cell office:value-type="float" office:value="2823674">
            <text:p>2823674</text:p>
          </table:table-cell>
          <table:table-cell table:style-name="ce2" table:formula="oooc:=[.B5]/[.C5]" office:value-type="float" office:value="1.4837870802366">
            <text:p>1.48</text:p>
          </table:table-cell>
          <table:table-cell table:number-columns-repeated="25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4797781">
            <text:p>4797781</text:p>
          </table:table-cell>
          <table:table-cell office:value-type="float" office:value="3973027">
            <text:p>3973027</text:p>
          </table:table-cell>
          <table:table-cell table:style-name="ce2" table:formula="oooc:=[.B6]/[.C6]" office:value-type="float" office:value="1.20758831993842">
            <text:p>1.21</text:p>
          </table:table-cell>
          <table:table-cell table:number-columns-repeated="25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721659">
            <text:p>4721659</text:p>
          </table:table-cell>
          <table:table-cell office:value-type="float" office:value="4606512">
            <text:p>4606512</text:p>
          </table:table-cell>
          <table:table-cell table:style-name="ce2" table:formula="oooc:=[.B7]/[.C7]" office:value-type="float" office:value="1.02499657007297">
            <text:p>1.02</text:p>
          </table:table-cell>
          <table:table-cell table:number-columns-repeated="25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6167395">
            <text:p>6167395</text:p>
          </table:table-cell>
          <table:table-cell office:value-type="float" office:value="4673027">
            <text:p>4673027</text:p>
          </table:table-cell>
          <table:table-cell table:style-name="ce2" table:formula="oooc:=[.B8]/[.C8]" office:value-type="float" office:value="1.31978586898813">
            <text:p>1.32</text:p>
          </table:table-cell>
          <table:table-cell table:number-columns-repeated="25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7086872">
            <text:p>7086872</text:p>
          </table:table-cell>
          <table:table-cell office:value-type="float" office:value="5258832">
            <text:p>5258832</text:p>
          </table:table-cell>
          <table:table-cell table:style-name="ce2" table:formula="oooc:=[.B9]/[.C9]" office:value-type="float" office:value="1.34761331033203">
            <text:p>1.35</text:p>
          </table:table-cell>
          <table:table-cell table:number-columns-repeated="252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7752804">
            <text:p>7752804</text:p>
          </table:table-cell>
          <table:table-cell office:value-type="float" office:value="6654650">
            <text:p>6654650</text:p>
          </table:table-cell>
          <table:table-cell table:style-name="ce2" table:formula="oooc:=[.B10]/[.C10]" office:value-type="float" office:value="1.16502054954055">
            <text:p>1.17</text:p>
          </table:table-cell>
          <table:table-cell table:number-columns-repeated="25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9130756">
            <text:p>9130756</text:p>
          </table:table-cell>
          <table:table-cell office:value-type="float" office:value="6963228">
            <text:p>6963228</text:p>
          </table:table-cell>
          <table:table-cell table:style-name="ce2" table:formula="oooc:=[.B11]/[.C11]" office:value-type="float" office:value="1.31128206630603">
            <text:p>1.3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" table:formula="oooc:=AVERAGE([.D2:.D11])" office:value-type="float" office:value="1.1890085064554">
            <text:p>1.19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reación con contenido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DejumbleFS</text:p>
          </table:table-cell>
          <table:table-cell office:value-type="string">
            <text:p>Original (HFS+)</text:p>
          </table:table-cell>
          <table:table-cell table:number-columns-repeated="2"/>
          <table:table-cell>
            <draw:frame table:end-cell-address="'Creación con contenido'.L24" table:end-x="2.04cm" table:end-y="0.329cm" draw:z-index="0" draw:style-name="gr1" svg:width="15.587cm" svg:height="9.701cm" svg:x="0.001cm" svg:y="0.427cm">
              <draw:object draw:notify-on-update-of-ranges="'Creación con contenido'.A1:'Creación con contenido'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74075">
            <text:p>1474075</text:p>
          </table:table-cell>
          <table:table-cell office:value-type="float" office:value="1073560">
            <text:p>1073560</text:p>
          </table:table-cell>
          <table:table-cell table:formula="oooc:=[.B2]/[.C2]" office:value-type="float" office:value="1.37307183576139">
            <text:p>1.37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39677">
            <text:p>1239677</text:p>
          </table:table-cell>
          <table:table-cell office:value-type="float" office:value="1421397">
            <text:p>1421397</text:p>
          </table:table-cell>
          <table:table-cell table:formula="oooc:=[.B3]/[.C3]" office:value-type="float" office:value="0.872153944323788">
            <text:p>0.87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66624">
            <text:p>2166624</text:p>
          </table:table-cell>
          <table:table-cell office:value-type="float" office:value="1909227">
            <text:p>1909227</text:p>
          </table:table-cell>
          <table:table-cell table:formula="oooc:=[.B4]/[.C4]" office:value-type="float" office:value="1.1348173894461">
            <text:p>1.13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08036">
            <text:p>3208036</text:p>
          </table:table-cell>
          <table:table-cell office:value-type="float" office:value="2516759">
            <text:p>2516759</text:p>
          </table:table-cell>
          <table:table-cell table:formula="oooc:=[.B5]/[.C5]" office:value-type="float" office:value="1.27466952536973">
            <text:p>1.27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388000">
            <text:p>3388000</text:p>
          </table:table-cell>
          <table:table-cell office:value-type="float" office:value="3256111">
            <text:p>3256111</text:p>
          </table:table-cell>
          <table:table-cell table:formula="oooc:=[.B6]/[.C6]" office:value-type="float" office:value="1.04050506877683">
            <text:p>1.0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676340">
            <text:p>3676340</text:p>
          </table:table-cell>
          <table:table-cell office:value-type="float" office:value="4417973">
            <text:p>4417973</text:p>
          </table:table-cell>
          <table:table-cell table:formula="oooc:=[.B7]/[.C7]" office:value-type="float" office:value="0.832132745039411">
            <text:p>0.83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58261">
            <text:p>4558261</text:p>
          </table:table-cell>
          <table:table-cell office:value-type="float" office:value="4646772">
            <text:p>4646772</text:p>
          </table:table-cell>
          <table:table-cell table:formula="oooc:=[.B8]/[.C8]" office:value-type="float" office:value="0.980952153451902">
            <text:p>0.98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395972">
            <text:p>5395972</text:p>
          </table:table-cell>
          <table:table-cell office:value-type="float" office:value="5154464">
            <text:p>5154464</text:p>
          </table:table-cell>
          <table:table-cell table:formula="oooc:=[.B9]/[.C9]" office:value-type="float" office:value="1.04685414429124">
            <text:p>1.05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5462547">
            <text:p>5462547</text:p>
          </table:table-cell>
          <table:table-cell office:value-type="float" office:value="6052037">
            <text:p>6052037</text:p>
          </table:table-cell>
          <table:table-cell table:formula="oooc:=[.B10]/[.C10]" office:value-type="float" office:value="0.902596431581631">
            <text:p>0.9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910927">
            <text:p>5910927</text:p>
          </table:table-cell>
          <table:table-cell office:value-type="float" office:value="6764689">
            <text:p>6764689</text:p>
          </table:table-cell>
          <table:table-cell table:formula="oooc:=[.B11]/[.C11]" office:value-type="float" office:value="0.873791389375033">
            <text:p>0.87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ooc:=AVERAGE([.D2:.D11])" office:value-type="float" office:value="1.03315446274171">
            <text:p>1.03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C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C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9">19/07/2008</text:date>, <text:time>08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7-18T15:22:37</meta:creation-date>
    <dc:date>2008-07-19T08:53:43</dc:date>
    <dc:language>es-EC</dc:language>
    <meta:editing-cycles>7</meta:editing-cycles>
    <meta:editing-duration>PT16H30M25S</meta:editing-duration>
    <meta:user-defined meta:name="Info 1"/>
    <meta:user-defined meta:name="Info 2"/>
    <meta:user-defined meta:name="Info 3"/>
    <meta:user-defined meta:name="Info 4"/>
    <meta:document-statistic meta:table-count="3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8pt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8.30000019073486pt" style:font-family-asian="'Arial Unicode MS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9999980926514pt" style:font-family-asian="'Arial Unicode MS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5pt" style:font-family-asian="'Arial Unicode MS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7" style:family="chart" style:data-style-name="N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9999980926514pt" style:font-family-asian="'Arial Unicode MS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8" style:family="chart">
      <style:graphic-properties draw:stroke="solid" svg:stroke-width="0cm" svg:stroke-color="#000000" draw:fill-color="#ff6f00"/>
      <style:text-properties fo:font-family="Arial" style:font-family-generic="swiss" style:font-pitch="variable" fo:font-size="8.30000019073486pt" style:font-family-asian="'Arial Unicode MS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9" style:family="chart">
      <style:graphic-properties draw:stroke="solid" svg:stroke-width="0cm" svg:stroke-color="#000000" draw:fill-color="#800080"/>
      <style:text-properties fo:font-family="Arial" style:font-family-generic="swiss" style:font-pitch="variable" fo:font-size="8.30000019073486pt" style:font-family-asian="'Arial Unicode MS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10" style:family="chart">
      <style:graphic-properties draw:stroke="none" draw:fill="none" draw:fill-color="#ffffff"/>
    </style:style>
    <style:style style:name="ch11" style:family="chart">
      <style:graphic-properties draw:stroke="none" draw:fill-color="#999999"/>
    </style:style>
  </office:automatic-styles>
  <office:body>
    <office:chart>
      <chart:chart svg:width="15.588cm" svg:height="9.702cm" chart:class="chart:bar" chart:style-name="ch1">
        <chart:title svg:x="3.348cm" svg:y="0.194cm" chart:style-name="ch2">
          <text:p>Creación y borrado de archivos</text:p>
        </chart:title>
        <chart:legend chart:legend-position="end" svg:x="12.678cm" svg:y="4.362cm" chart:style-name="ch3"/>
        <chart:plot-area chart:style-name="ch4" table:cell-range-address="'Creación y borrado'.$A$1:.$C$11" chart:data-source-has-labels="both" chart:table-number-list="0" svg:x="0.31cm" svg:y="1.323cm" svg:width="11.749cm" svg:height="8.185cm">
          <chart:axis chart:dimension="x" chart:name="primary-x" chart:style-name="ch5">
            <chart:title svg:x="5.586cm" svg:y="8.997cm" chart:style-name="ch6">
              <text:p>numero de archivos</text:p>
            </chart:title>
            <chart:categories table:cell-range-address="local-table.A2:.A11"/>
          </chart:axis>
          <chart:axis chart:dimension="y" chart:name="primary-y" chart:style-name="ch7">
            <chart:title svg:x="0.31cm" svg:y="6.233cm" chart:style-name="ch6">
              <text:p>microsegundos</text:p>
            </chart:title>
            <chart:grid chart:class="major"/>
          </chart:axis>
          <chart:series chart:style-name="ch8">
            <chart:data-point chart:repeated="10"/>
          </chart:series>
          <chart:series chart:style-name="ch9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jumbleFS</text:p>
              </table:table-cell>
              <table:table-cell office:value-type="string">
                <text:p>Original (HFS+)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922922">
                <text:p>922922</text:p>
              </table:table-cell>
              <table:table-cell office:value-type="float" office:value="1650280">
                <text:p>16502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49152">
                <text:p>2249152</text:p>
              </table:table-cell>
              <table:table-cell office:value-type="float" office:value="1551136">
                <text:p>1551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23031">
                <text:p>2923031</text:p>
              </table:table-cell>
              <table:table-cell office:value-type="float" office:value="2863593">
                <text:p>2863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89731">
                <text:p>4189731</text:p>
              </table:table-cell>
              <table:table-cell office:value-type="float" office:value="2823674">
                <text:p>2823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97781">
                <text:p>4797781</text:p>
              </table:table-cell>
              <table:table-cell office:value-type="float" office:value="3973027">
                <text:p>39730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21659">
                <text:p>4721659</text:p>
              </table:table-cell>
              <table:table-cell office:value-type="float" office:value="4606512">
                <text:p>46065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67395">
                <text:p>6167395</text:p>
              </table:table-cell>
              <table:table-cell office:value-type="float" office:value="4673027">
                <text:p>4673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86872">
                <text:p>7086872</text:p>
              </table:table-cell>
              <table:table-cell office:value-type="float" office:value="5258832">
                <text:p>52588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752804">
                <text:p>7752804</text:p>
              </table:table-cell>
              <table:table-cell office:value-type="float" office:value="6654650">
                <text:p>66546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130756">
                <text:p>9130756</text:p>
              </table:table-cell>
              <table:table-cell office:value-type="float" office:value="6963228">
                <text:p>696322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pt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8.30000019073486pt" style:font-family-asian="'Arial Unicode MS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9999980926514pt" style:font-family-asian="'Arial Unicode MS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5pt" style:font-family-asian="'Arial Unicode MS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9999980926514pt" style:font-family-asian="'Arial Unicode MS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Arial" style:font-family-generic="swiss" style:font-pitch="variable" fo:font-size="8.30000019073486pt" style:font-family-asian="'Arial Unicode MS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800080"/>
      <style:text-properties fo:font-family="Arial" style:font-family-generic="swiss" style:font-pitch="variable" fo:font-size="8.30000019073486pt" style:font-family-asian="'Arial Unicode MS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10" style:family="chart">
      <style:graphic-properties draw:stroke="none" draw:fill="none" draw:fill-color="#ffffff"/>
    </style:style>
    <style:style style:name="ch11" style:family="chart">
      <style:graphic-properties draw:stroke="none" draw:fill-color="#999999"/>
    </style:style>
  </office:automatic-styles>
  <office:body>
    <office:chart>
      <chart:chart svg:width="15.588cm" svg:height="9.702cm" chart:class="chart:bar" chart:style-name="ch1">
        <chart:title svg:x="2.704cm" svg:y="0.194cm" chart:style-name="ch2">
          <text:p>Creación de archivos con contenido</text:p>
        </chart:title>
        <chart:legend chart:legend-position="end" svg:x="12.635cm" svg:y="4.359cm" chart:style-name="ch3"/>
        <chart:plot-area chart:style-name="ch4" table:cell-range-address="'Creación con contenido'.$A$1:.$C$11" chart:data-source-has-labels="both" chart:table-number-list="1" svg:x="0.31cm" svg:y="1.323cm" svg:width="11.706cm" svg:height="8.185cm">
          <chart:axis chart:dimension="x" chart:name="primary-x" chart:style-name="ch5">
            <chart:title svg:x="5.198cm" svg:y="8.997cm" chart:style-name="ch6">
              <text:p>numero de megabytes</text:p>
            </chart:title>
            <chart:categories table:cell-range-address="local-table.A2:.A11"/>
          </chart:axis>
          <chart:axis chart:dimension="y" chart:name="primary-y" chart:style-name="ch7">
            <chart:title svg:x="0.31cm" svg:y="6.233cm" chart:style-name="ch6">
              <text:p>microsegundos</text:p>
            </chart:title>
            <chart:grid chart:class="major"/>
          </chart:axis>
          <chart:series chart:style-name="ch8">
            <chart:data-point chart:repeated="10"/>
          </chart:series>
          <chart:series chart:style-name="ch9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jumbleFS</text:p>
              </table:table-cell>
              <table:table-cell office:value-type="string">
                <text:p>Original (HFS+)</text:p>
              </table:table-cell>
            </table:table-row>
          </table:table-header-rows>
          <table:table-rows>
            <table:table-row>
              <table:table-cell office:value-type="string">
                <text:p>20</text:p>
              </table:table-cell>
              <table:table-cell office:value-type="float" office:value="1474075">
                <text:p>1474075</text:p>
              </table:table-cell>
              <table:table-cell office:value-type="float" office:value="1073560">
                <text:p>10735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9677">
                <text:p>1239677</text:p>
              </table:table-cell>
              <table:table-cell office:value-type="float" office:value="1421397">
                <text:p>14213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66624">
                <text:p>2166624</text:p>
              </table:table-cell>
              <table:table-cell office:value-type="float" office:value="1909227">
                <text:p>1909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8036">
                <text:p>3208036</text:p>
              </table:table-cell>
              <table:table-cell office:value-type="float" office:value="2516759">
                <text:p>2516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88000">
                <text:p>3388000</text:p>
              </table:table-cell>
              <table:table-cell office:value-type="float" office:value="3256111">
                <text:p>32561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6340">
                <text:p>3676340</text:p>
              </table:table-cell>
              <table:table-cell office:value-type="float" office:value="4417973">
                <text:p>4417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8261">
                <text:p>4558261</text:p>
              </table:table-cell>
              <table:table-cell office:value-type="float" office:value="4646772">
                <text:p>4646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5972">
                <text:p>5395972</text:p>
              </table:table-cell>
              <table:table-cell office:value-type="float" office:value="5154464">
                <text:p>51544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62547">
                <text:p>5462547</text:p>
              </table:table-cell>
              <table:table-cell office:value-type="float" office:value="6052037">
                <text:p>60520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10927">
                <text:p>5910927</text:p>
              </table:table-cell>
              <table:table-cell office:value-type="float" office:value="6764689">
                <text:p>676468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